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 SarabunPSK" fo:font-size="21pt" fo:font-weight="bold" officeooo:rsid="0019d1cd" officeooo:paragraph-rsid="001b9c09" style:font-size-asian="21pt" style:font-weight-asian="bold" style:font-name-complex="TH SarabunPSK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H Sarabun New" fo:font-size="26pt" fo:font-weight="bold" officeooo:rsid="0019d1cd" officeooo:paragraph-rsid="0019d1cd" style:font-size-asian="26pt" style:font-weight-asian="bold" style:font-name-complex="TH Sarabun New" style:font-size-complex="26pt" style:font-weight-complex="bold"/>
    </style:style>
    <style:style style:name="P3" style:family="paragraph" style:parent-style-name="Standard">
      <style:text-properties style:font-name="TH Sarabun New" fo:font-size="18pt" fo:font-weight="bold" officeooo:rsid="0019d1cd" officeooo:paragraph-rsid="0019d1cd" style:font-size-asian="18pt" style:font-weight-asian="bold" style:font-name-complex="TH Sarabun New" style:font-size-complex="18pt" style:font-weight-complex="bold"/>
    </style:style>
    <style:style style:name="P4" style:family="paragraph" style:parent-style-name="Standard">
      <style:text-properties style:font-name="TH Sarabun New" fo:font-size="16pt" officeooo:rsid="0019d1cd" officeooo:paragraph-rsid="0019d1cd" style:font-size-asian="16pt" style:font-name-complex="TH Sarabun New" style:font-size-complex="16pt"/>
    </style:style>
    <style:style style:name="P5" style:family="paragraph" style:parent-style-name="Standard">
      <style:text-properties style:font-name="TH Sarabun New" fo:font-size="16pt" fo:font-weight="normal" officeooo:rsid="0019d1cd" officeooo:paragraph-rsid="0019d1cd" style:font-size-asian="16pt" style:font-weight-asian="normal" style:font-name-complex="TH Sarabun New" style:font-size-complex="16pt" style:font-weight-complex="normal"/>
    </style:style>
    <style:style style:name="P6" style:family="paragraph" style:parent-style-name="Standard">
      <style:text-properties style:font-name="TH Sarabun New" fo:font-size="16pt" fo:font-weight="normal" officeooo:rsid="0019d1cd" officeooo:paragraph-rsid="001eb8f0" style:font-size-asian="16pt" style:font-weight-asian="normal" style:font-name-complex="TH Sarabun New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ประวัติผู้เขียน</text:p>
      <text:p text:style-name="P3">ประวัติส่วนตัว</text:p>
      <text:p text:style-name="P4"><text:tab/><text:span text:style-name="T2">ชื่อ-สกุล <text:tab/><text:tab/>นางสาวนัฐฑริกา ชีพันดุง</text:span></text:p>
      <text:p text:style-name="P5"><text:tab/>รหัสประจำตัวนักศึกษา <text:tab/>5611403037</text:p>
      <text:p text:style-name="P5"><text:tab/>วันเกิด <text:tab/><text:tab/><text:tab/>9 พฤศจิกายน 2537</text:p>
      <text:p text:style-name="P6"><text:tab/>ที่อยู่<text:tab/><text:tab/><text:tab/>บ้านเลขที่ 633 หมู่ 5 ตำบลน้ำอ้อม </text:p>
      <text:p text:style-name="P6"><text:tab/><text:tab/><text:tab/><text:tab/>อำเภอกันทรลักษ์ จังหวัดศรีสะเกษ 33110</text:p>
      <text:p text:style-name="P5"><text:tab/>เบอร์โทรศัพท์ <text:tab/><text:tab/>095-785-9169</text:p>
      <text:p text:style-name="P5"><text:tab/>อีเมล์ <text:tab/><text:tab/><text:tab/>nattharika.ch.56@ubu.ac.th</text:p>
      <text:p text:style-name="P3">ประวัติการศึกษา</text:p>
      <text:p text:style-name="P4"><text:tab/><text:span text:style-name="T2">ระดับมัธยม <text:tab/><text:tab/>โรงเรียนกันทรลักษ์วิทยา</text:span></text:p>
      <text:p text:style-name="P6"><text:tab/>ระดับอุดมศึกษา <text:tab/><text:tab/>สาขาวิทยาการคอมพิวเตอร์ </text:p>
      <text:p text:style-name="P6"><text:tab/><text:tab/><text:tab/><text:tab/>ภาควิชาคณิตศาสตร์ สถิติ และคอมพิวเตอร์ </text:p>
      <text:p text:style-name="P5"><text:tab/><text:tab/><text:tab/><text:tab/>มหาวิทยาลัยอุบลราชธาน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1:57:17.547528685</meta:creation-date>
    <dc:date>2017-06-19T18:12:49.485098685</dc:date>
    <meta:editing-duration>PT1H16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55" meta:character-count="364" meta:non-whitespace-character-count="309"/>
  </office:meta>
</office:document-meta>
</file>